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45:16.202848700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45:16.217617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8-29T15:45:48.835264800</dc:date>
    <meta:print-date>2017-09-28T11:35:16</meta:print-date>
    <dc:language>pt-PT</dc:language>
    <meta:editing-cycles>522</meta:editing-cycles>
    <meta:editing-duration>P2DT14H2M36S</meta:editing-duration>
    <meta:printed-by>Carlos Augusto Marcicano</meta:printed-by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